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Health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ealthVisualizer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ealthVisualizer.updateGui( Samp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ealthVisualizer.createPerformancePane( MonitorTabPane pa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HealthVisualizer.createHealthPane( MonitorTabPane pa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Health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itorHealth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HealthVisualizer.createTa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HealthVisualizer.ad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itorHealthVisualizer.itemStateChanged( Item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HealthVisualizer.ini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HealthVisualiz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HealthVisualizer.MonitorHealth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